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ans-serif" svg:font-family="sans-serif"/>
    <style:font-face style:name="serif" svg:font-family="serif"/>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3937f" officeooo:paragraph-rsid="001f2241"/>
    </style:style>
    <style:style style:name="P2" style:family="paragraph" style:parent-style-name="Standard">
      <style:text-properties officeooo:paragraph-rsid="001589b0"/>
    </style:style>
    <style:style style:name="P3" style:family="paragraph" style:parent-style-name="Standard">
      <style:text-properties officeooo:rsid="001589b0" officeooo:paragraph-rsid="001f2241"/>
    </style:style>
    <style:style style:name="P4" style:family="paragraph" style:parent-style-name="Standard">
      <style:text-properties style:font-name="Arial" fo:font-size="14pt" style:font-size-asian="14pt" style:font-size-complex="14pt"/>
    </style:style>
    <style:style style:name="P5" style:family="paragraph" style:parent-style-name="Standard">
      <style:text-properties style:font-name="Arial" fo:font-size="14pt" officeooo:paragraph-rsid="0022d181" style:font-size-asian="14pt" style:font-size-complex="14pt"/>
    </style:style>
    <style:style style:name="P6" style:family="paragraph" style:parent-style-name="Standard">
      <style:text-properties style:font-name="Arial" fo:font-size="14pt" officeooo:paragraph-rsid="002075a9" style:font-size-asian="14pt" style:font-size-complex="14pt"/>
    </style:style>
    <style:style style:name="P7" style:family="paragraph" style:parent-style-name="Standard">
      <style:text-properties style:font-name="Arial" fo:font-size="14pt" officeooo:rsid="0013937f" officeooo:paragraph-rsid="001f2241" style:font-size-asian="14pt" style:font-size-complex="14pt"/>
    </style:style>
    <style:style style:name="P8" style:family="paragraph" style:parent-style-name="Standard">
      <style:text-properties style:font-name="Arial" fo:font-size="14pt" officeooo:rsid="0013937f" officeooo:paragraph-rsid="0010ccde" style:font-size-asian="14pt" style:font-size-complex="14pt"/>
    </style:style>
    <style:style style:name="P9" style:family="paragraph" style:parent-style-name="Standard">
      <style:text-properties style:font-name="Arial" fo:font-size="14pt" officeooo:rsid="0013937f" officeooo:paragraph-rsid="0028dbf5" style:font-size-asian="14pt" style:font-size-complex="14pt"/>
    </style:style>
    <style:style style:name="P10" style:family="paragraph" style:parent-style-name="Standard">
      <style:text-properties style:font-name="Arial" fo:font-size="14pt" officeooo:paragraph-rsid="001589b0" style:font-size-asian="14pt" style:font-size-complex="14pt"/>
    </style:style>
    <style:style style:name="T1" style:family="text">
      <style:text-properties officeooo:rsid="0013937f"/>
    </style:style>
    <style:style style:name="T2" style:family="text">
      <style:text-properties fo:font-style="italic"/>
    </style:style>
    <style:style style:name="T3" style:family="text">
      <style:text-properties officeooo:rsid="0016e829"/>
    </style:style>
    <style:style style:name="T4" style:family="text">
      <style:text-properties fo:font-weight="normal" officeooo:rsid="001c82cd" style:font-weight-asian="normal" style:font-weight-complex="normal"/>
    </style:style>
    <style:style style:name="T5" style:family="text">
      <style:text-properties fo:font-weight="normal" officeooo:rsid="0022d181" style:font-weight-asian="normal" style:font-weight-complex="normal"/>
    </style:style>
    <style:style style:name="T6" style:family="text">
      <style:text-properties fo:font-weight="normal" officeooo:rsid="0024b728" style:font-weight-asian="normal" style:font-weight-complex="normal"/>
    </style:style>
    <style:style style:name="T7" style:family="text">
      <style:text-properties fo:font-weight="normal" officeooo:rsid="00269fcf" style:font-weight-asian="normal" style:font-weight-complex="normal"/>
    </style:style>
    <style:style style:name="T8" style:family="text">
      <style:text-properties fo:font-weight="normal" officeooo:rsid="002878d9" style:font-weight-asian="normal" style:font-weight-complex="normal"/>
    </style:style>
    <style:style style:name="T9" style:family="text">
      <style:text-properties style:font-name="Arial" fo:font-size="14pt" style:font-size-asian="14pt" style:font-size-complex="14pt"/>
    </style:style>
    <style:style style:name="T10" style:family="text">
      <style:text-properties style:font-name="Arial" fo:font-size="14pt" officeooo:rsid="001589b0" style:font-size-asian="14pt" style:font-size-complex="14pt"/>
    </style:style>
    <style:style style:name="T11" style:family="text">
      <style:text-properties style:font-name="Arial" fo:font-size="14pt" officeooo:rsid="0010ccde" style:font-size-asian="14pt" style:font-size-complex="14pt"/>
    </style:style>
    <style:style style:name="T12" style:family="text">
      <style:text-properties style:font-name="Arial" fo:font-size="14pt" officeooo:rsid="0028dbf5" style:font-size-asian="14pt" style:font-size-complex="14pt"/>
    </style:style>
    <style:style style:name="T13" style:family="text">
      <style:text-properties style:font-name="Arial"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NoSQL databases use structures different from tables to organize information. Key-value databases use a simple key to refer to an aggregation. Column-oriented databases work similarly adding additional dimensions to the single key. Document databases are a special case of a key-value database where the aggregation is a structure in JSON or XML. Graph databases use nodes and links to optimize the navigation of networks of relationships (Sadalage &amp; Fowler, 2013). </text:span></text:p>
      <text:p text:style-name="P5"><text:span text:style-name="T7"/></text:p>
      <text:p text:style-name="P5"><text:span text:style-name="T7">Each product optimizes a different aspect. Generally, key-value databases have the best performances, while document databases are the slowest (Martins et al., 2019), but make it possible to handle complex queries that would be impossible on SQL databases (Fowler, 2012). Graph databases optimize reading at the cost of insertion (Sadalage &amp; Fowler, 2013). All NoSQL databases handle a large amount of data better than SQL (Fowler, 2012).</text:span></text:p>
      <text:p text:style-name="P5"><text:span text:style-name="T7"/></text:p>
      <text:p text:style-name="P5"><text:span text:style-name="T7">NoSQL databases are designed to work in clusters to achieve scalability (Fowler, 2012). Given the limits imposed by the CAP theorem, most products offer only “eventual consistency” with conflict detection to favor availability, while support for ACID transactions is costly and rarely supported (Davoudian et al, 2018). While NoSQL has an edge for rapid development, scalability, and costs, they are still immature and suffer from a lack of standardization compared to SQL databases (Ali et al., 2019).</text:span></text:p>
      <text:p text:style-name="P7"/>
      <text:p text:style-name="P8"/>
      <text:p text:style-name="P8">Ali, W., Shafique, M. U., Majeed, M. A., &amp; Raza, A. (2019). Comparison between SQL and NoSQL databases and their relationship with big data analytics. <text:span text:style-name="T2">Asian Journal of Research in Computer Science</text:span>, 1-10.</text:p>
      <text:p text:style-name="P8"/>
      <text:p text:style-name="P8">Davoudian, A., Chen, L., &amp; Liu, M. (2018). A survey on NoSQL stores. <text:span text:style-name="T2">ACM Computing Surveys (CSUR)</text:span>, <text:span text:style-name="T2">51</text:span>(2), 1-43.</text:p>
      <text:p text:style-name="P8"/>
      <text:p text:style-name="P2"><text:span text:style-name="T9">Fowler, </text:span><text:span text:style-name="T12">M. </text:span><text:span text:style-name="T10">(2012) ‘</text:span><text:span text:style-name="T13">Introduction to NoSQL</text:span><text:span text:style-name="T9">’. GOTO 2012. </text:span><text:span text:style-name="T10">Available from: </text:span><text:a xlink:type="simple" xlink:href="https://www.youtube.com/watch?v=qI_g07C_Q5I" text:style-name="Internet_20_link" text:visited-style-name="Visited_20_Internet_20_Link"><text:span text:style-name="T11">https://www.youtube.com/watch?v=qI_g07C_Q5I</text:span></text:a><text:span text:style-name="T11"> </text:span><text:span text:style-name="T10">[Accessed on 19 January 2022]</text:span></text:p>
      <text:p text:style-name="P10"/>
      <text:p text:style-name="P10">Martins, P., Abbasi, M., &amp; Sá, F. (2019, April). A study over NoSQL performance. In <text:span text:style-name="T2">World Conference on Information Systems and Technologies</text:span> (pp. 603-611). Springer, Cham.</text:p>
      <text:p text:style-name="P10"/>
      <text:p text:style-name="P4">Sadalage, P. J. and Fowler, M., (2013) NoSQL Distilled: a brief guide to the emerging world of polyglot persistence,<text:line-break/>Addison-Wesley Upper Saddle River, NJ,</text:p>
      <text:p text:style-name="P4"/>
      <text:p text:style-name="Standard"/>
      <text:p text:style-name="Standard"><text:soft-page-break/></text:p>
      <text:p text:style-name="P3">The name NoSQL comes from a relational database of 1998 that did not expose a SQL interface and was reused in 2009 to organize events discussing the new category of products <text:span text:style-name="T3">(</text:span><text:span text:style-name="T1">George, </text:span><text:span text:style-name="T3">2013)</text:span>. NoSQL databases were created to address the scalability problem of tech giants like Google and Amazon (Berg et al. 2013).</text:p>
      <text:p text:style-name="P3"/>
      <text:p text:style-name="P1">Berg, K. L., Seymour, T., &amp; Goel, R. (2013). History of databases. <text:span text:style-name="T2">International Journal of Management &amp; Information Systems (IJMIS)</text:span>, <text:span text:style-name="T2">17</text:span>(1), 29-36.</text:p>
      <text:p text:style-name="P1"/>
      <text:p text:style-name="P9">George, S. (2013). NoSQL–NOT ONLY SQL. <text:span text:style-name="T2">International Journal of Enterprise Computing and Business Systems</text:span>, <text:span text:style-name="T2">2</text:span>(2).</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ans-serif" svg:font-family="sans-serif"/>
    <style:font-face style:name="serif" svg:font-family="serif"/>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8T08:47:58.670447826</meta:creation-date>
    <dc:date>2022-01-20T07:40:39.704301500</dc:date>
    <meta:editing-duration>PT17M51S</meta:editing-duration>
    <meta:editing-cycles>4</meta:editing-cycles>
    <meta:generator>LibreOffice/7.1.5.2$MacOSX_X86_64 LibreOffice_project/85f04e9f809797b8199d13c421bd8a2b025d52b5</meta:generator>
    <meta:document-statistic meta:table-count="0" meta:image-count="0" meta:object-count="0" meta:page-count="2" meta:paragraph-count="11" meta:word-count="423" meta:character-count="2759" meta:non-whitespace-character-count="2347"/>
  </office:meta>
</office:document-meta>
</file>